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text-properties officeooo:paragraph-rsid="0002f5de"/>
    </style:style>
    <style:style style:name="P2" style:family="paragraph" style:parent-style-name="Standard">
      <style:text-properties style:font-name="Liberation Sans" fo:font-size="18.2000007629395pt" fo:font-weight="bold" officeooo:rsid="0004dd29" officeooo:paragraph-rsid="0004dd29" style:font-size-asian="18.2000007629395pt" style:font-weight-asian="bold" style:font-size-complex="18.2000007629395pt" style:font-weight-complex="bold"/>
    </style:style>
    <style:style style:name="P3" style:family="paragraph" style:parent-style-name="Standard">
      <style:text-properties style:font-name="Liberation Sans" fo:font-size="16.1000003814697pt" fo:font-weight="bold" officeooo:rsid="0004dd29" officeooo:paragraph-rsid="0004dd29" style:font-size-asian="16.1000003814697pt" style:font-weight-asian="bold" style:font-size-complex="16.1000003814697pt" style:font-weight-complex="bold"/>
    </style:style>
    <style:style style:name="P4" style:family="paragraph" style:parent-style-name="Standard">
      <style:text-properties officeooo:paragraph-rsid="0004dd29"/>
    </style:style>
    <style:style style:name="P5" style:family="paragraph" style:parent-style-name="Standard">
      <style:text-properties officeooo:paragraph-rsid="0004dd29"/>
    </style:style>
    <style:style style:name="P6" style:family="paragraph" style:parent-style-name="Standard">
      <style:text-properties officeooo:rsid="0006c0eb" officeooo:paragraph-rsid="0006c0eb"/>
    </style:style>
    <style:style style:name="P7" style:family="paragraph" style:parent-style-name="Text_20_body">
      <style:text-properties officeooo:paragraph-rsid="0006c0eb"/>
    </style:style>
    <style:style style:name="P8" style:family="paragraph" style:parent-style-name="List_20_2" style:list-style-name="L1"/>
    <style:style style:name="P9" style:family="paragraph" style:parent-style-name="List_20_2" style:list-style-name="L2">
      <style:text-properties officeooo:rsid="0006c0eb" officeooo:paragraph-rsid="0006c0eb"/>
    </style:style>
    <style:style style:name="T1" style:family="text">
      <style:text-properties officeooo:rsid="0002f5de"/>
    </style:style>
    <style:style style:name="T2" style:family="text">
      <style:text-properties officeooo:rsid="0004dd29"/>
    </style:style>
    <style:style style:name="T3" style:family="text">
      <style:text-properties fo:font-weight="bold" style:font-weight-asian="bold" style:font-weight-complex="bold"/>
    </style:style>
    <style:style style:name="T4" style:family="text">
      <style:text-properties fo:font-weight="bold" officeooo:rsid="0004dd29"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4dd29" style:font-style-asian="italic" style:font-style-complex="italic"/>
    </style:style>
    <style:style style:name="T7" style:family="text">
      <style:text-properties officeooo:rsid="0006c0eb"/>
    </style:style>
    <text:list-style style:name="L1">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 jest tytuł pierwszego stopnia <text:span text:style-name="T1">(Heading 1)</text:span></text:h>
      <text:p text:style-name="Text_20_body">T<text:span text:style-name="T1">en i kolejne akapity mają przypisany styl</text:span> <text:span text:style-name="T2">Text Body.</text:span></text:p>
      <text:p text:style-name="Text_20_body">Lorem ipsum dolor sit amet, <text:span text:style-name="Citation"><text:span text:style-name="T2">tekst ze stylem znakowym Quotation</text:span></text:span><text:span text:style-name="T2"> </text:span>. Duis vitae mattis neque. Cras ornare eu est at pretium. Sed vel tempus ipsum. <text:span text:style-name="T6">Lokalne formatowanie kursywą</text:span><text:span text:style-name="T2">. </text:span>Nulla fringilla pulvinar lorem id finibus. <text:span text:style-name="Strong_20_Emphasis"><text:span text:style-name="T2">Styl znakowy Strong Emphasis</text:span></text:span>, consectetur eleifend. <text:span text:style-name="T4">Lokalne formatowanie boldem</text:span><text:span text:style-name="T2">. E</text:span>ros non, pretium bibendum nunc. </text:p>
      <text:p text:style-name="Text_20_body">Cras velit felis, commodo ut nibh in, hendrerit blandit magna. Mauris pulvinar vestibulum lacus et tincidunt. Ut hendrerit nulla sit amet sapien tempor egestas.</text:p>
      <text:h text:style-name="Heading_20_2" text:outline-level="2">To jest tytuł drugiego stopnia <text:span text:style-name="T1">(Heading 2)</text:span></text:h>
      <text:p text:style-name="Text_20_body">Cras vel mattis urna. Morbi et magna tincidunt, pretium felis vitae, porta nisl. Nunc ornare est arcu. Aenean malesuada, libero ac lacinia consectetur, nulla est ultrices nibh, ac vehicula risus ipsum ut nulla. Ut id posuere dui. Nam tincidunt pulvinar ipsum. </text:p>
      <text:p text:style-name="P2">To jest akapit Default Style, ale wygląda jak tytuł pierwszego stopnia</text:p>
      <text:p text:style-name="P1"><text:span text:style-name="T2">Ten i kolejne alapity to tekst ze stylem Default Style. </text:span>Etiam vulputate vel ex et euismod. <text:span text:style-name="Citation"><text:span text:style-name="T2">Styl znakowy Quotation</text:span></text:span><text:span text:style-name="T2">. </text:span>Donec tortor turpis, tristique imperdiet enim ut, tempor pellentesque lectus. <text:span text:style-name="T6">Lokalne formatowanie kursywą</text:span><text:span text:style-name="T2">. </text:span>Vivamus consectetur convallis pellentesque. <text:span text:style-name="T2">Styl znakowy </text:span><text:span text:style-name="Strong_20_Emphasis"><text:span text:style-name="T2">Strong Emphasis</text:span></text:span><text:span text:style-name="T2">. </text:span>Cras vulputate, ex quis semper blandit, mi justo facilisis massa, tempus pulvinar metus ipsum vitae arcu. <text:span text:style-name="T4">Lokalne formatowanie Bold</text:span><text:span text:style-name="T2">. </text:span>Vestibulum iaculis dolor at nisl hendrerit, nec aliquam sem pulvinar. </text:p>
      <text:p text:style-name="P1">Vivamus vel <text:span text:style-name="Strong_20_Emphasis">convallis</text:span> ipsum. Donec sit amet ante <text:span text:style-name="Citation">eleifend</text:span>, aliquam mauris ut, sagittis augue. Nunc posuere <text:span text:style-name="T5">laoreet</text:span> dolor, id sollicitudin justo tincidunt sed. Aenean quis sem <text:span text:style-name="T5">semper</text:span> tortor faucibus maximus. In hendrerit risus a dolor congue mollis. Nam a fringilla metus, ut imperdiet ipsum. Fusce auctor ex id porttitor luctus. Vestibulum ante ipsum primis in faucibus orci luctus et ultrices posuere cubilia Curae;</text:p>
      <text:p text:style-name="P3">To jest akapit Default Style, ale wygląda jak tytuł drugiego stopnia</text:p>
      <text:p text:style-name="P4">Proin suscipit feugiat lectus nec luctus. <text:span text:style-name="Citation">Nunc fermentum placerat</text:span> nulla, ac rhoncus tortor pretium nec. Vestibulum a<text:span text:style-name="T5">nte ipsum</text:span> primis in faucibus orci luctus et ultrices posuere cubilia Curae; Cras laoreet elit lorem, <text:span text:style-name="Strong_20_Emphasis">eget dictum</text:span> augue scelerisque in. Fusce <text:span text:style-name="T3">ex lectus</text:span>, condimentum et accumsan et, vulputate sit amet tellus. Fusce gravida leo vel enim eleifend, sed laoreet eros egestas. Cras in dignissim ex, at feugiat eros. </text:p>
      <text:p text:style-name="P4">Duis eget pharetra velit, eget volutpat erat. Aliquam elit est, mattis ut commodo sed, posuere ut ipsum. Vestibulum ullamcorper libero quis odio commodo vehicula. Vivamus eleifend sapien nisl, at blandit lorem posuere quis. Mauris euismod viverra leo, ac facilisis augue suscipit tempus.</text:p>
      <text:p text:style-name="P4">Vivamus dictum tincidunt arcu id tristique. Maecenas sagittis, tellus in gravida vulputate, magna tortor malesuada quam, non tincidunt eros sem sit amet nibh.</text:p>
      <text:list xml:id="list6940763497396975234" text:style-name="L1">
        <text:list-item>
          <text:p text:style-name="P8">To jest lista <text:span text:style-name="Citation">nieuporządkowana</text:span>. <text:span text:style-name="Strong_20_Emphasis">Pierwszy</text:span> element.</text:p>
        </text:list-item>
        <text:list-item>
          <text:p text:style-name="P8">To jest <text:span text:style-name="T3">lista</text:span> nieuporządkowana. <text:span text:style-name="T5">Drugi</text:span> element.</text:p>
        </text:list-item>
        <text:list-item>
          <text:p text:style-name="P8">To jest <text:span text:style-name="Citation">lista</text:span> nieuporządkowana. <text:span text:style-name="T3">Trzeci</text:span> element.</text:p>
        </text:list-item>
      </text:list>
      <text:p text:style-name="P7"><text:span text:style-name="T7">Akapit ma przypisany styl</text:span> <text:span text:style-name="T4">Text</text:span><text:span text:style-name="T2"> </text:span><text:span text:style-name="Strong_20_Emphasis"><text:span text:style-name="T2">Body</text:span></text:span><text:span text:style-name="T2">.</text:span></text:p>
      <text:list xml:id="list1636968602823782781" text:style-name="L2">
        <text:list-item>
          <text:p text:style-name="P9"><text:soft-page-break/>To jest lista <text:span text:style-name="T5">uporządkowana</text:span>. <text:span text:style-name="T3">Pierwszy</text:span> element.</text:p>
        </text:list-item>
        <text:list-item>
          <text:p text:style-name="P9">To jest lista <text:span text:style-name="Strong_20_Emphasis">uporządkowana</text:span>. <text:span text:style-name="Citation">Drugi</text:span> element.</text:p>
        </text:list-item>
        <text:list-item>
          <text:p text:style-name="P9">To jest lista <text:span text:style-name="T5">uporządkowana</text:span>. <text:span text:style-name="Strong_20_Emphasis">Trzeci</text:span> element.</text:p>
        </text:list-item>
      </text:list>
      <text:p text:style-name="P6">Ak<text:span text:style-name="T2">apit ze stylem </text:span><text:span text:style-name="Strong_20_Emphasis"><text:span text:style-name="T2">Default</text:span></text:span><text:span text:style-name="T2"> </text:span><text:span text:style-name="T4">Styl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Liberation Serif1" style:font-size-asian="10.5pt" style:language-asian="zh" style:country-asian="CN" style:font-name-complex="Helvetic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Liberation Serif1"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Helvetica" style:font-family-complex="Helvetic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Helvetica1" style:font-family-complex="Helvetic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Helvetica1" style:font-family-complex="Helvetic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Helvetica1" style:font-family-complex="Helvetica"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3:13:34.799082000</meta:creation-date>
    <dc:date>2017-03-22T22:56:47.316020000</dc:date>
    <meta:editing-duration>PT51M3S</meta:editing-duration>
    <meta:editing-cycles>3</meta:editing-cycles>
    <meta:generator>LibreOffice/5.0.6.3$MacOSX_X86_64 LibreOffice_project/490fc03b25318460cfc54456516ea2519c11d1aa</meta:generator>
    <meta:document-statistic meta:table-count="0" meta:image-count="0" meta:object-count="0" meta:page-count="2" meta:paragraph-count="21" meta:word-count="473" meta:character-count="3164" meta:non-whitespace-character-count="2714"/>
  </office:meta>
</office:document-meta>
</file>